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706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21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577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222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214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316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959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833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586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108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538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864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5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58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453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732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32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495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5.171cm" fo:min-width="18.184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446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14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41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914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125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828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489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172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425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247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071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3.761cm" fo:min-width="17.748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941cm" fo:min-width="15.768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242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114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934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478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126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</style:style>
    <style:style style:name="P3" style:family="paragraph">
      <loext:graphic-properties draw:fill="none"/>
      <style:paragraph-properties fo:text-align="start" style:writing-mode="lr-tb"/>
    </style:style>
    <style:style style:name="T1" style:family="text">
      <style:text-properties fo:color="#000000" style:font-name="Liberation Serif" fo:font-size="12pt" style:font-size-asian="12pt" style:font-name-complex="Liberation Serif" style:font-size-complex="12pt"/>
    </style:style>
    <style:style style:name="T2" style:family="text">
      <style:text-properties fo:color="#000009" style:font-name="Liberation Serif" fo:font-size="12pt" style:font-size-asian="12pt" style:font-name-complex="Liberation Serif" style:font-size-complex="12pt"/>
    </style:style>
    <style:style style:name="T3" style:family="text">
      <style:text-properties fo:color="#000000" style:font-name="Liberation Serif" fo:font-size="12pt" fo:font-weight="bold" style:font-size-asian="12pt" style:font-name-complex="Liberation Serif" style:font-size-complex="12pt" style:font-weight-complex="bold"/>
    </style:style>
    <style:style style:name="T4" style:family="text">
      <style:text-properties fo:color="#000009" style:font-name="Liberation Serif" fo:font-size="12pt" fo:font-weight="bold" style:font-size-asian="12pt" style:font-name-complex="Liberation Serif" style:font-size-complex="12pt" style:font-weight-complex="bold"/>
    </style:style>
    <style:style style:name="T5" style:family="text">
      <style:text-properties fo:color="#000008" style:font-name="Liberation Serif" fo:font-size="12pt" style:font-size-asian="12pt" style:font-name-complex="Liberation Serif" style:font-size-complex="12pt"/>
    </style:style>
    <style:style style:name="T6" style:family="text">
      <style:text-properties fo:color="#000009" style:font-name="Liberation Serif" fo:font-size="12pt" fo:font-weight="normal" style:font-size-asian="12pt" style:font-weight-asian="normal" style:font-name-complex="Liberation Serif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2.706cm" svg:height="0.471cm" svg:x="2.575cm" svg:y="1.534cm">
          <draw:text-box>
            <text:p text:style-name="P1"><text:span text:style-name="T1"><text:s text:c="31"/></text:span><text:span text:style-name="T1">PUNE INSTITUTE OF COMPUTER TECHNOLOGY</text:span></text:p>
          </draw:text-box>
        </draw:frame>
        <draw:frame draw:style-name="gr2" draw:text-style-name="P2" draw:layer="layout" svg:width="8.21cm" svg:height="0.471cm" svg:x="5.118cm" svg:y="2.194cm">
          <draw:text-box>
            <text:p text:style-name="P1"><text:span text:style-name="T2"><text:s text:c="28"/></text:span><text:span text:style-name="T2">DHANKAWADI, PUNE – 43 </text:span></text:p>
          </draw:text-box>
        </draw:frame>
        <draw:frame draw:style-name="gr3" draw:text-style-name="P2" draw:layer="layout" svg:width="5.577cm" svg:height="0.471cm" svg:x="7.63cm" svg:y="3.362cm">
          <draw:text-box>
            <text:p text:style-name="P1"><text:span text:style-name="T3"><text:s text:c="4"/></text:span><text:span text:style-name="T3">UG SEMINAR ABSTRACT</text:span></text:p>
          </draw:text-box>
        </draw:frame>
        <draw:frame draw:style-name="gr4" draw:text-style-name="P2" draw:layer="layout" svg:width="5.222cm" svg:height="0.471cm" svg:x="7.905cm" svg:y="3.873cm">
          <draw:text-box>
            <text:p text:style-name="P1"><text:span text:style-name="T1"><text:s text:c="7"/></text:span><text:span text:style-name="T1">Academic Year: 2019-20 <text:s/></text:span></text:p>
          </draw:text-box>
        </draw:frame>
        <draw:frame draw:style-name="gr5" draw:text-style-name="P2" draw:layer="layout" svg:width="0.214cm" svg:height="0.471cm" svg:x="10.847cm" svg:y="4.381cm">
          <draw:text-box>
            <text:p text:style-name="P1"><text:span text:style-name="T1"><text:s text:c="2"/></text:span></text:p>
          </draw:text-box>
        </draw:frame>
        <draw:frame draw:style-name="gr6" draw:text-style-name="P2" draw:layer="layout" svg:width="9.316cm" svg:height="0.471cm" svg:x="5.912cm" svg:y="4.896cm">
          <draw:text-box>
            <text:p text:style-name="P1"><text:span text:style-name="T3"><text:s text:c="2"/></text:span><text:span text:style-name="T3">DEPARTMENT: COMPUTER ENGINEERING <text:s/></text:span></text:p>
          </draw:text-box>
        </draw:frame>
        <draw:frame draw:style-name="gr7" draw:text-style-name="P2" draw:layer="layout" svg:width="13.959cm" svg:height="0.471cm" svg:x="2.578cm" svg:y="5.93cm">
          <draw:text-box>
            <text:p text:style-name="P1"><text:span text:style-name="T3">Seminar On</text:span><text:span text:style-name="T1">: Face Recognition – Embedding and Similarity Search Algorithms <text:s/></text:span></text:p>
          </draw:text-box>
        </draw:frame>
        <draw:frame draw:style-name="gr5" draw:text-style-name="P2" draw:layer="layout" svg:width="0.214cm" svg:height="0.471cm" svg:x="2.674cm" svg:y="6.445cm">
          <draw:text-box>
            <text:p text:style-name="P1"><text:span text:style-name="T1"><text:s text:c="2"/></text:span></text:p>
          </draw:text-box>
        </draw:frame>
        <draw:frame draw:style-name="gr8" draw:text-style-name="P2" draw:layer="layout" svg:width="3.833cm" svg:height="0.471cm" svg:x="2.674cm" svg:y="6.957cm">
          <draw:text-box>
            <text:p text:style-name="P1"><text:span text:style-name="T3">By </text:span><text:span text:style-name="T1">: <text:s/>Apoorv Dixit <text:s/></text:span></text:p>
          </draw:text-box>
        </draw:frame>
        <draw:frame draw:style-name="gr9" draw:text-style-name="P2" draw:layer="layout" svg:width="10.586cm" svg:height="0.471cm" svg:x="7.658cm" svg:y="6.957cm">
          <draw:text-box>
            <text:p text:style-name="P1"><text:span text:style-name="T3"><text:s text:c="73"/></text:span><text:span text:style-name="T3">Roll No</text:span><text:span text:style-name="T1">. 31106 <text:s/></text:span></text:p>
          </draw:text-box>
        </draw:frame>
        <draw:frame draw:style-name="gr5" draw:text-style-name="P2" draw:layer="layout" svg:width="0.214cm" svg:height="0.471cm" svg:x="2.603cm" svg:y="7.465cm">
          <draw:text-box>
            <text:p text:style-name="P1"><text:span text:style-name="T1"><text:s text:c="2"/></text:span></text:p>
          </draw:text-box>
        </draw:frame>
        <draw:frame draw:style-name="gr10" draw:text-style-name="P2" draw:layer="layout" svg:width="0.108cm" svg:height="0.471cm" svg:x="2.603cm" svg:y="7.976cm">
          <draw:text-box>
            <text:p text:style-name="P1"><text:span text:style-name="T1"><text:s/></text:span></text:p>
          </draw:text-box>
        </draw:frame>
        <draw:frame draw:style-name="gr11" draw:text-style-name="P2" draw:layer="layout" svg:width="15.538cm" svg:height="0.471cm" svg:x="1.978cm" svg:y="8.488cm">
          <draw:text-box>
            <text:p text:style-name="P1"><text:span text:style-name="T1">1. Name of The Topic: Similarity Search Algorithms on Embeddings in Face Recognition <text:s text:c="2"/></text:span></text:p>
          </draw:text-box>
        </draw:frame>
        <draw:frame draw:style-name="gr5" draw:text-style-name="P2" draw:layer="layout" svg:width="0.214cm" svg:height="0.471cm" svg:x="2.603cm" svg:y="9.01cm">
          <draw:text-box>
            <text:p text:style-name="P1"><text:span text:style-name="T1"><text:s text:c="2"/></text:span></text:p>
          </draw:text-box>
        </draw:frame>
        <draw:frame draw:style-name="gr5" draw:text-style-name="P2" draw:layer="layout" svg:width="0.214cm" svg:height="0.471cm" svg:x="2.603cm" svg:y="9.518cm">
          <draw:text-box>
            <text:p text:style-name="P1"><text:span text:style-name="T1"><text:s text:c="2"/></text:span></text:p>
          </draw:text-box>
        </draw:frame>
        <draw:frame draw:style-name="gr12" draw:text-style-name="P2" draw:layer="layout" svg:width="6.864cm" svg:height="0.471cm" svg:x="1.978cm" svg:y="10.029cm">
          <draw:text-box>
            <text:p text:style-name="P1"><text:span text:style-name="T1">2</text:span><text:span text:style-name="T1">. </text:span><text:span text:style-name="T1">T</text:span><text:span text:style-name="T1">o</text:span><text:span text:style-name="T1">p</text:span><text:span text:style-name="T1">i</text:span><text:span text:style-name="T1">c </text:span><text:span text:style-name="T1">w</text:span><text:span text:style-name="T1">i</text:span><text:span text:style-name="T1">s</text:span><text:span text:style-name="T1">e </text:span><text:span text:style-name="T1">c</text:span><text:span text:style-name="T1">o</text:span><text:span text:style-name="T1">n</text:span><text:span text:style-name="T1">t</text:span><text:span text:style-name="T1">e</text:span><text:span text:style-name="T1">n</text:span><text:span text:style-name="T1">t</text:span><text:span text:style-name="T1">s</text:span><text:span text:style-name="T1">: <text:s/></text:span><text:span text:style-name="T1"><text:s/></text:span><text:span text:style-name="T1">1</text:span><text:span text:style-name="T1">.</text:span><text:span text:style-name="T1">I</text:span><text:span text:style-name="T1">n</text:span><text:span text:style-name="T1">t</text:span><text:span text:style-name="T1">r</text:span><text:span text:style-name="T1">o</text:span><text:span text:style-name="T1">d</text:span><text:span text:style-name="T1">u</text:span><text:span text:style-name="T1">c</text:span><text:span text:style-name="T1">ti</text:span><text:span text:style-name="T1">o</text:span><text:span text:style-name="T1">n </text:span><text:span text:style-name="T1"><text:s/></text:span></text:p>
          </draw:text-box>
        </draw:frame>
        <draw:frame draw:style-name="gr13" draw:text-style-name="P2" draw:layer="layout" svg:width="0.425cm" svg:height="0.471cm" svg:x="2.575cm" svg:y="10.551cm">
          <draw:text-box>
            <text:p text:style-name="P1"><text:span text:style-name="T1"><text:s text:c="4"/></text:span></text:p>
          </draw:text-box>
        </draw:frame>
        <draw:frame draw:style-name="gr14" draw:text-style-name="P2" draw:layer="layout" svg:width="7.58cm" svg:height="0.471cm" svg:x="3.691cm" svg:y="10.554cm">
          <draw:text-box>
            <text:p text:style-name="P1"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2</text:span><text:span text:style-name="T1">.</text:span><text:span text:style-name="T1">L</text:span><text:span text:style-name="T1">i</text:span><text:span text:style-name="T1">t</text:span><text:span text:style-name="T1">e</text:span><text:span text:style-name="T1">r</text:span><text:span text:style-name="T1">a</text:span><text:span text:style-name="T1">t</text:span><text:span text:style-name="T1">u</text:span><text:span text:style-name="T1">r</text:span><text:span text:style-name="T1">e</text:span><text:span text:style-name="T1"> </text:span><text:span text:style-name="T1">S</text:span><text:span text:style-name="T1">u</text:span><text:span text:style-name="T1">r</text:span><text:span text:style-name="T1">v</text:span><text:span text:style-name="T1">e</text:span><text:span text:style-name="T1">y</text:span></text:p>
          </draw:text-box>
        </draw:frame>
        <draw:frame draw:style-name="gr15" draw:text-style-name="P2" draw:layer="layout" svg:width="7.453cm" svg:height="0.471cm" svg:x="2.375cm" svg:y="11.073cm">
          <draw:text-box>
            <text:p text:style-name="P1"><text:span text:style-name="T1"><text:s text:c="36"/></text:span><text:span text:style-name="T1">3.Face Embedding</text:span></text:p>
          </draw:text-box>
        </draw:frame>
        <draw:frame draw:style-name="gr16" draw:text-style-name="P2" draw:layer="layout" svg:width="6.788cm" svg:height="0.471cm" svg:x="4.918cm" svg:y="11.596cm">
          <draw:text-box>
            <text:p text:style-name="P1"><text:span text:style-name="T1"><text:s text:c="12"/></text:span><text:span text:style-name="T1">4.Similarity Search Algorithms <text:s/></text:span></text:p>
          </draw:text-box>
        </draw:frame>
        <draw:frame draw:style-name="gr17" draw:text-style-name="P2" draw:layer="layout" svg:width="0.32cm" svg:height="0.471cm" svg:x="2.603cm" svg:y="12.118cm">
          <draw:text-box>
            <text:p text:style-name="P1"><text:span text:style-name="T1"><text:s text:c="3"/></text:span></text:p>
          </draw:text-box>
        </draw:frame>
        <draw:frame draw:style-name="gr18" draw:text-style-name="P2" draw:layer="layout" svg:width="3.495cm" svg:height="0.471cm" svg:x="1.978cm" svg:y="13.846cm">
          <draw:text-box>
            <text:p text:style-name="P1"><text:span text:style-name="T1">3. </text:span><text:span text:style-name="T1">R</text:span><text:span text:style-name="T1">ef</text:span><text:span text:style-name="T1">er</text:span><text:span text:style-name="T1">en</text:span><text:span text:style-name="T1">ce</text:span><text:span text:style-name="T1">s </text:span><text:span text:style-name="T1">U</text:span><text:span text:style-name="T1">se</text:span><text:span text:style-name="T1">d: </text:span></text:p>
          </draw:text-box>
        </draw:frame>
        <draw:frame draw:style-name="gr19" draw:text-style-name="P3" draw:layer="layout" svg:width="18.184cm" svg:height="5.171cm" svg:x="2.101cm" svg:y="14.311cm">
          <draw:text-box>
            <text:p text:style-name="P1"><text:span text:style-name="T1">1. M. Aumüller, E. Bernhardsson and A. Faithfull, </text:span><text:span text:style-name="T1">“ANN-Benchmarks: A Benchmarking Tool for </text:span></text:p>
            <text:p text:style-name="P1"><text:span text:style-name="T1"><text:s text:c="4"/></text:span><text:span text:style-name="T1">Approximate Nearest Neighbor Algorithms.” </text:span><text:span text:style-name="T1">Information Systems, 2019.</text:span></text:p>
            <text:p text:style-name="P1"><text:span text:style-name="T1">2. F. Schroff, D. Kalenichenko and J. Philbin, </text:span><text:span text:style-name="T1">“FaceNet: A Unified Embedding for</text:span></text:p>
            <text:p text:style-name="P1"><text:span text:style-name="T1"><text:s text:c="4"/></text:span><text:span text:style-name="T1">Face Recognition and Clustering”, 2015.</text:span></text:p>
            <text:p text:style-name="P1"><text:span text:style-name="T1">3. L. Tran, X. Yin, and X. Liu, “Disentangled </text:span><text:span text:style-name="T1">representation learning GAN for pose-invariant face </text:span></text:p>
            <text:p text:style-name="P1"><text:span text:style-name="T1"><text:s text:c="4"/></text:span><text:span text:style-name="T1">recognition,” in IEEE Conference on Computer </text:span><text:span text:style-name="T1">Vision and Pattern Recognition, 2017.</text:span></text:p>
            <text:p text:style-name="P1"><text:span text:style-name="T1">4. Q. Cao, L. Shen, W. Xie, O. M. Parkhi and A. </text:span><text:span text:style-name="T1">Zisserman, “Vggface2: A dataset for recognising </text:span></text:p>
            <text:p text:style-name="P1"><text:span text:style-name="T1"><text:s text:c="4"/></text:span><text:span text:style-name="T1">faces across pose and age”, 2017.</text:span></text:p>
            <text:p text:style-name="P1"><text:span text:style-name="T1">5. Y. Wang, A. Shrivastava, J. Wang and J. Ryu, </text:span><text:span text:style-name="T1">“Randomized algorithms accelerated over CPU-GPU </text:span><text:span text:style-name="T1">for </text:span></text:p>
            <text:p text:style-name="P1"><text:span text:style-name="T1"><text:s text:c="4"/></text:span><text:span text:style-name="T1">ultra-high dimensional similarity search”, In </text:span><text:span text:style-name="T1">SIGMOD. pp. 889–903, 2018.</text:span></text:p>
            <text:p text:style-name="P1"><text:span text:style-name="T1">6. J. Johnson, M. Douze and H. Jégou, “Billion-scale </text:span><text:span text:style-name="T1">similarity search with gpus”, 2017.</text:span></text:p>
          </draw:text-box>
        </draw:frame>
        <draw:frame draw:style-name="gr5" draw:text-style-name="P2" draw:layer="layout" svg:width="0.214cm" svg:height="0.471cm" svg:x="2.603cm" svg:y="16.037cm">
          <draw:text-box>
            <text:p text:style-name="P1"><text:span text:style-name="T1"><text:s text:c="2"/></text:span></text:p>
          </draw:text-box>
        </draw:frame>
        <draw:frame draw:style-name="gr5" draw:text-style-name="P2" draw:layer="layout" svg:width="0.214cm" svg:height="0.471cm" svg:x="2.603cm" svg:y="16.549cm">
          <draw:text-box>
            <text:p text:style-name="P1"><text:span text:style-name="T1"><text:s text:c="2"/></text:span></text:p>
          </draw:text-box>
        </draw:frame>
        <draw:frame draw:style-name="gr20" draw:text-style-name="P2" draw:layer="layout" svg:width="1.446cm" svg:height="0.471cm" svg:x="2.575cm" svg:y="19.957cm">
          <draw:text-box>
            <text:p text:style-name="P1"><text:span text:style-name="T1">Date: <text:s text:c="4"/></text:span></text:p>
          </draw:text-box>
        </draw:frame>
        <draw:frame draw:style-name="gr21" draw:text-style-name="P2" draw:layer="layout" svg:width="6.14cm" svg:height="0.471cm" svg:x="11.673cm" svg:y="20.257cm">
          <draw:text-box>
            <text:p text:style-name="P1"><text:span text:style-name="T1"><text:s text:c="18"/></text:span><text:span text:style-name="T1">___________________ <text:s/></text:span></text:p>
          </draw:text-box>
        </draw:frame>
        <draw:frame draw:style-name="gr22" draw:text-style-name="P2" draw:layer="layout" svg:width="12.41cm" svg:height="0.471cm" svg:x="3.887cm" svg:y="20.662cm">
          <draw:text-box>
            <text:p text:style-name="P1"><text:span text:style-name="T1"><text:s text:c="14"/></text:span><text:span text:style-name="T1"><text:s text:c="14"/></text:span><text:span text:style-name="T1"><text:s text:c="14"/></text:span><text:span text:style-name="T1"><text:s text:c="14"/></text:span><text:span text:style-name="T1"><text:s text:c="14"/></text:span><text:span text:style-name="T1"><text:s text:c="14"/></text:span><text:span text:style-name="T1"><text:s text:c="14"/></text:span><text:span text:style-name="T1"><text:s text:c="5"/></text:span><text:span text:style-name="T1">Student <text:s/></text:span></text:p>
          </draw:text-box>
        </draw:frame>
        <draw:frame draw:style-name="gr5" draw:text-style-name="P2" draw:layer="layout" svg:width="0.214cm" svg:height="0.471cm" svg:x="2.603cm" svg:y="18.468cm">
          <draw:text-box>
            <text:p text:style-name="P1"><text:span text:style-name="T1"><text:s text:c="2"/></text:span></text:p>
          </draw:text-box>
        </draw:frame>
        <draw:frame draw:style-name="gr23" draw:text-style-name="P2" draw:layer="layout" svg:width="12.914cm" svg:height="0.471cm" svg:x="2.575cm" svg:y="22.154cm">
          <draw:text-box>
            <text:p text:style-name="P1"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 </text:span><text:span text:style-name="T1"><text:s/></text:span></text:p>
          </draw:text-box>
        </draw:frame>
        <draw:frame draw:style-name="gr24" draw:text-style-name="P2" draw:layer="layout" svg:width="9.125cm" svg:height="0.471cm" svg:x="2.592cm" svg:y="22.71cm">
          <draw:text-box>
            <text:p text:style-name="P1"><text:span text:style-name="T1">REMARKS BY UG SEMINAR CO-ORDINATOR: <text:s/></text:span></text:p>
          </draw:text-box>
        </draw:frame>
        <draw:frame draw:style-name="gr13" draw:text-style-name="P2" draw:layer="layout" svg:width="0.425cm" svg:height="0.471cm" svg:x="2.603cm" svg:y="20.881cm">
          <draw:text-box>
            <text:p text:style-name="P1"><text:span text:style-name="T1"><text:s text:c="4"/></text:span></text:p>
          </draw:text-box>
        </draw:frame>
        <draw:frame draw:style-name="gr13" draw:text-style-name="P2" draw:layer="layout" svg:width="0.425cm" svg:height="0.471cm" svg:x="2.603cm" svg:y="21.389cm">
          <draw:text-box>
            <text:p text:style-name="P1"><text:span text:style-name="T1"><text:s text:c="4"/></text:span></text:p>
          </draw:text-box>
        </draw:frame>
        <draw:frame draw:style-name="gr25" draw:text-style-name="P2" draw:layer="layout" svg:width="13.828cm" svg:height="0.471cm" svg:x="2.575cm" svg:y="24.4cm">
          <draw:text-box>
            <text:p text:style-name="P1"><text:span text:style-name="T1">Date: <text:s text:c="62"/>_____________________________ </text:span></text:p>
          </draw:text-box>
        </draw:frame>
        <draw:frame draw:style-name="gr26" draw:text-style-name="P2" draw:layer="layout" svg:width="4.489cm" svg:height="0.471cm" svg:x="11.355cm" svg:y="24.922cm">
          <draw:text-box>
            <text:p text:style-name="P1"><text:span text:style-name="T1">UG Seminar Coordinator <text:s/></text:span></text:p>
          </draw:text-box>
        </draw:frame>
        <draw:frame draw:style-name="gr10" draw:text-style-name="P2" draw:layer="layout" svg:width="0.108cm" svg:height="0.471cm" svg:x="11.355cm" svg:y="22.944cm">
          <draw:text-box>
            <text:p text:style-name="P1"><text:span text:style-name="T1"><text:s/></text:span></text:p>
          </draw:text-box>
        </draw:frame>
        <draw:frame draw:style-name="gr27" draw:text-style-name="P2" draw:layer="layout" svg:width="4.172cm" svg:height="0.471cm" svg:x="2.578cm" svg:y="26.011cm">
          <draw:text-box>
            <text:p text:style-name="P1"><text:span text:style-name="T1">P:F- SMR- UG / 02 / R0</text:span></text:p>
          </draw:text-box>
        </draw:frame>
        <draw:frame draw:style-name="gr5" draw:text-style-name="P2" draw:layer="layout" svg:width="0.214cm" svg:height="0.471cm" svg:x="2.603cm" svg:y="25.033cm">
          <draw:text-box>
            <text:p text:style-name="P1"><text:span text:style-name="T1"><text:s text:c="2"/></text:span></text:p>
          </draw:text-box>
        </draw:frame>
        <draw:frame draw:style-name="gr16" draw:text-style-name="P2" draw:layer="layout" svg:width="3.732cm" svg:height="0.471cm" svg:x="4.918cm" svg:y="12.597cm">
          <draw:text-box>
            <text:p text:style-name="P1"><text:span text:style-name="T1"><text:s text:c="12"/></text:span><text:span text:style-name="T1">6.Conclusion <text:s/></text:span></text:p>
          </draw:text-box>
        </draw:frame>
        <draw:frame draw:style-name="gr16" draw:text-style-name="P2" draw:layer="layout" svg:width="6.051cm" svg:height="0.471cm" svg:x="4.918cm" svg:y="12.097cm">
          <draw:text-box>
            <text:p text:style-name="P1"><text:span text:style-name="T1"><text:s text:c="12"/></text:span><text:span text:style-name="T1">5.Analysis and Benchmark <text:s/></text:span></text:p>
          </draw:text-box>
        </draw:frame>
      </draw:page>
      <draw:page draw:name="page2" draw:style-name="dp1" draw:master-page-name="master-page20">
        <draw:frame draw:style-name="gr28" draw:text-style-name="P2" draw:layer="layout" svg:width="9.425cm" svg:height="0.471cm" svg:x="6.067cm" svg:y="1.534cm">
          <draw:text-box>
            <text:p text:style-name="P1"><text:span text:style-name="T2">PUNE INSTITUTE OF COMPUTER TECHNOLOGY</text:span></text:p>
          </draw:text-box>
        </draw:frame>
        <draw:frame draw:style-name="gr29" draw:text-style-name="P2" draw:layer="layout" svg:width="5.247cm" svg:height="0.471cm" svg:x="8.191cm" svg:y="2.042cm">
          <draw:text-box>
            <text:p text:style-name="P1"><text:span text:style-name="T2">DHANKAWADI, PUNE – 43</text:span><text:span text:style-name="T1"> </text:span></text:p>
          </draw:text-box>
        </draw:frame>
        <draw:frame draw:style-name="gr5" draw:text-style-name="P2" draw:layer="layout" svg:width="0.214cm" svg:height="0.471cm" svg:x="2.603cm" svg:y="3.062cm">
          <draw:text-box>
            <text:p text:style-name="P1"><text:span text:style-name="T1"><text:s text:c="2"/></text:span></text:p>
          </draw:text-box>
        </draw:frame>
        <draw:frame draw:style-name="gr5" draw:text-style-name="P2" draw:layer="layout" svg:width="0.214cm" svg:height="0.471cm" svg:x="2.603cm" svg:y="3.573cm">
          <draw:text-box>
            <text:p text:style-name="P1"><text:span text:style-name="T1"><text:s text:c="2"/></text:span></text:p>
          </draw:text-box>
        </draw:frame>
        <draw:frame draw:style-name="gr30" draw:text-style-name="P2" draw:layer="layout" svg:width="17.071cm" svg:height="0.471cm" svg:x="2.603cm" svg:y="4.081cm">
          <draw:text-box>
            <text:p text:style-name="P1"><text:span text:style-name="T1"><text:s text:c="3"/></text:span><text:span text:style-name="T4">Abstract:</text:span><text:span text:style-name="T2">. </text:span><text:span text:style-name="T5">Face Recognition is a challenging task in computer vision in which researchers from all</text:span></text:p>
          </draw:text-box>
        </draw:frame>
        <draw:frame draw:style-name="gr31" draw:text-style-name="P2" draw:layer="layout" svg:width="17.748cm" svg:height="3.761cm" svg:x="2.603cm" svg:y="4.593cm">
          <draw:text-box>
            <text:p text:style-name="P1"><text:span text:style-name="T5">over the world have made great strides owing to the development of more robust and accurate deep </text:span></text:p>
            <text:p text:style-name="P1"><text:span text:style-name="T5">learning models. These frameworks have come a long way from hand engineered systems to the end-</text:span></text:p>
            <text:p text:style-name="P1"><text:span text:style-name="T5">to-end mapped models that are state of the art today. However, implementing faster similarity search </text:span></text:p>
            <text:p text:style-name="P1"><text:span text:style-name="T5">of face features is an increasingly important problem. There is a dire need to address this issue in order </text:span></text:p>
            <text:p text:style-name="P1"><text:span text:style-name="T5">to make the face recognition pipelines scalable and more suited for real time applications. This seminar </text:span></text:p>
            <text:p text:style-name="P1"><text:span text:style-name="T5">aims to benchmark different similarity search algorithms on face embeddings generated from a standard </text:span></text:p>
            <text:p text:style-name="P1"><text:span text:style-name="T5">face dataset. The benchmarking will help other users choose a nearest neighbour search method for their </text:span></text:p>
            <text:p text:style-name="P1"><text:span text:style-name="T5">face recognition models.</text:span></text:p>
          </draw:text-box>
        </draw:frame>
        <draw:frame draw:style-name="gr32" draw:text-style-name="P2" draw:layer="layout" svg:width="15.768cm" svg:height="0.941cm" svg:x="2.59cm" svg:y="11.218cm">
          <draw:text-box>
            <text:p text:style-name="P1"><text:span text:style-name="T4">Keywords:</text:span><text:span text:style-name="T6"> face recognition</text:span><text:span text:style-name="T2">, computer vision, deep learning model, nearest neighbour</text:span></text:p>
            <text:p text:style-name="P1"><text:span text:style-name="T2">Search, embeddings, similarity search ,benchmark.</text:span></text:p>
          </draw:text-box>
        </draw:frame>
        <draw:frame draw:style-name="gr33" draw:text-style-name="P2" draw:layer="layout" svg:width="15.242cm" svg:height="0.471cm" svg:x="2.603cm" svg:y="13.765cm">
          <draw:text-box>
            <text:p text:style-name="P1"><text:span text:style-name="T1">________________________________________________________________________</text:span></text:p>
          </draw:text-box>
        </draw:frame>
        <draw:frame draw:style-name="gr34" draw:text-style-name="P2" draw:layer="layout" svg:width="7.114cm" svg:height="0.471cm" svg:x="2.578cm" svg:y="14.562cm">
          <draw:text-box>
            <text:p text:style-name="P1"><text:span text:style-name="T2"><text:s/></text:span><text:span text:style-name="T2">REMARKS BY UG SEMINAR GUIDE:</text:span></text:p>
          </draw:text-box>
        </draw:frame>
        <draw:frame draw:style-name="gr35" draw:text-style-name="P2" draw:layer="layout" svg:width="13.934cm" svg:height="0.471cm" svg:x="2.79cm" svg:y="17.526cm">
          <draw:text-box>
            <text:p text:style-name="P1"><text:span text:style-name="T2">Date: <text:s text:c="78"/>______________________</text:span></text:p>
          </draw:text-box>
        </draw:frame>
        <draw:frame draw:style-name="gr36" draw:text-style-name="P2" draw:layer="layout" svg:width="3.478cm" svg:height="0.471cm" svg:x="12.583cm" svg:y="18.108cm">
          <draw:text-box>
            <text:p text:style-name="P1"><text:span text:style-name="T2"><text:s text:c="2"/></text:span><text:span text:style-name="T2">UG Seminar Guide</text:span></text:p>
          </draw:text-box>
        </draw:frame>
        <draw:frame draw:style-name="gr37" draw:text-style-name="P2" draw:layer="layout" svg:width="3.126cm" svg:height="0.471cm" svg:x="11.867cm" svg:y="18.905cm">
          <draw:text-box>
            <text:p text:style-name="P1"><text:span text:style-name="T2">( Prof. <text:s text:c="17"/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5cm" fo:margin-bottom="1cm" fo:margin-left="1.9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20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2-25T09:16:51.618072296</dc:date>
    <meta:generator>LibreOffice/6.0.7.3$Linux_X86_64 LibreOffice_project/00m0$Build-3</meta:generator>
    <meta:editing-duration>PT4M47S</meta:editing-duration>
    <meta:editing-cycles>4</meta:editing-cycles>
    <meta:document-statistic meta:object-count="52"/>
  </office:meta>
</office:document-meta>
</file>